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cuest1" style:list-style-name="WWNum2"/>
    <style:style style:name="P2" style:family="paragraph" style:parent-style-name="cuest2" style:list-style-name="WWNum3"/>
    <style:style style:name="P3" style:family="paragraph" style:parent-style-name="cuest2" style:list-style-name="WWNum3">
      <style:text-properties fo:background-color="#ffff00"/>
    </style:style>
    <style:style style:name="P4" style:family="paragraph" style:parent-style-name="cuest2" style:list-style-name="">
      <style:paragraph-properties fo:margin-left="2.6cm" fo:margin-right="0cm" fo:text-indent="-0.499cm" style:auto-text-indent="false"/>
    </style:style>
    <style:style style:name="P5" style:family="paragraph" style:parent-style-name="n6"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Toc358882812"/><text:bookmark-start text:name="_Toc442829112"/>Cuestionario HTML:<text:bookmark-end text:name="_Toc358882812"/><text:bookmark-end text:name="_Toc442829112"/></text:p>
      <text:list xml:id="list3484238676" text:style-name="WWNum2">
        <text:list-item>
          <text:p text:style-name="P1">Indica cal destas afirmacións é correcta:</text:p>
        </text:list-item>
      </text:list>
      <text:list xml:id="list3182621881" text:style-name="WWNum3">
        <text:list-item>
          <text:p text:style-name="P2">PHP e Javascript son linguaxes empregadas do lado do servidor</text:p>
        </text:list-item>
        <text:list-item>
          <text:p text:style-name="P2">PHP e Javascript son linguaxes empregadas do lado do cliente</text:p>
        </text:list-item>
        <text:list-item>
          <text:p text:style-name="P3">PHP é unha linguaxe empregada do lado do servidor e Javascript é unha linguaxe empregada do lado do cliente</text:p>
        </text:list-item>
        <text:list-item>
          <text:p text:style-name="P2">PHP é unha linguaxe empregada do lado do cliente e Javascript é unha linguaxe empregada do lado do servidor</text:p>
        </text:list-item>
      </text:list>
      <text:list xml:id="list141717645093633" text:continue-list="list3484238676" text:style-name="WWNum2">
        <text:list-item>
          <text:p text:style-name="P1">Indica cal destas afirmacións é incorrecta:</text:p>
        </text:list-item>
      </text:list>
      <text:list xml:id="list141716852479808" text:continue-list="list3182621881" text:style-name="WWNum3">
        <text:list-item>
          <text:p text:style-name="P2">XHTML é unha versión máis estrita e limpa de HTML</text:p>
        </text:list-item>
        <text:list-item>
          <text:p text:style-name="P2">En XHTML todos os nomes de etiquetas e atributos escríbense en minúscula</text:p>
        </text:list-item>
        <text:list-item>
          <text:p text:style-name="P2">En XHTML todas as etiquetas deben estar pechadas, incluso as baleiras</text:p>
        </text:list-item>
        <text:list-item>
          <text:p text:style-name="P3">Todas son correctas</text:p>
        </text:list-item>
      </text:list>
      <text:list xml:id="list141716634491942" text:continue-list="list141717645093633" text:style-name="WWNum2">
        <text:list-item>
          <text:p text:style-name="P1">Cal é a forma axeitada de inserir un comentario en HTML?</text:p>
        </text:list-item>
      </text:list>
      <text:list xml:id="list141717885124759" text:continue-list="list141716852479808" text:style-name="WWNum3">
        <text:list-item>
          <text:p text:style-name="P2"><text:span text:style-name="Code"><text:s/>&lt; ... &gt;</text:span></text:p>
        </text:list-item>
        <text:list-item>
          <text:p text:style-name="P2"><text:span text:style-name="Code"><text:s/></text:span><text:span text:style-name="Code"><text:span text:style-name="T2">&lt;!-- ... --&gt; </text:span></text:span></text:p>
        </text:list-item>
        <text:list-item>
          <text:p text:style-name="P2"><text:span text:style-name="Code"><text:s/>&lt;?php ... ?&gt;</text:span></text:p>
        </text:list-item>
        <text:list-item>
          <text:p text:style-name="P2"><text:span text:style-name="Code"><text:s/>/* ... */</text:span></text:p>
        </text:list-item>
      </text:list>
      <text:list xml:id="list141716026322150" text:continue-list="list141716634491942" text:style-name="WWNum2">
        <text:list-item>
          <text:p text:style-name="P1">Cal é a forma correcta de crear unha ligazón?</text:p>
        </text:list-item>
      </text:list>
      <text:list xml:id="list141717056154441" text:continue-list="list141717885124759" text:style-name="WWNum3">
        <text:list-item>
          <text:p text:style-name="P2"><text:span text:style-name="Code"><text:s/>&lt;a target="http://www.unsitio.com"&gt;...&lt;/a&gt;</text:span></text:p>
        </text:list-item>
        <text:list-item>
          <text:p text:style-name="P2"><text:span text:style-name="Code"><text:s/></text:span><text:span text:style-name="Code"><text:span text:style-name="T2">&lt;a href="http://www.unsitio.com"&gt;...&lt;/a&gt;</text:span></text:span></text:p>
        </text:list-item>
        <text:list-item>
          <text:p text:style-name="P2"><text:span text:style-name="Code"><text:s/>&lt;a url="http://www.unsitio.com"&gt;...&lt;/a&gt; </text:span></text:p>
        </text:list-item>
        <text:list-item>
          <text:p text:style-name="P2"><text:span text:style-name="Code"><text:s/>&lt;a dir="http://www.unsitio.com"&gt;...&lt;/a&gt; </text:span></text:p>
        </text:list-item>
      </text:list>
      <text:list xml:id="list141716791452365" text:continue-list="list141716026322150" text:style-name="WWNum2">
        <text:list-item>
          <text:p text:style-name="P1">Que etiqueta define a fila dunha táboa?</text:p>
        </text:list-item>
      </text:list>
      <text:list xml:id="list141717454073760" text:continue-list="list141717056154441" text:style-name="WWNum3">
        <text:list-item>
          <text:p text:style-name="P2"><text:span text:style-name="Code"><text:s/></text:span><text:span text:style-name="Code"><text:span text:style-name="T2">&lt;td&gt;</text:span></text:span></text:p>
        </text:list-item>
        <text:list-item>
          <text:p text:style-name="P2"><text:span text:style-name="Code"><text:s/>&lt;tr&gt;</text:span></text:p>
        </text:list-item>
        <text:list-item>
          <text:p text:style-name="P2"><text:span text:style-name="Code"><text:s/>&lt;th&gt;</text:span></text:p>
        </text:list-item>
        <text:list-item>
          <text:p text:style-name="P2"><text:span text:style-name="Code"><text:s/>&lt;row&gt;</text:span></text:p>
        </text:list-item>
      </text:list>
      <text:p text:style-name="P4"><text:span text:style-name="Code"/></text:p>
      <text:p text:style-name="P4"><text:span text:style-name="Code"/></text:p>
      <text:p text:style-name="P4"><text:span text:style-name="Code"/></text:p>
      <text:list xml:id="list141717330477375" text:continue-list="list141716791452365" text:style-name="WWNum2">
        <text:list-item>
          <text:p text:style-name="P1"><text:span text:style-name="Code">&lt;li&gt;</text:span></text:p>
        </text:list-item>
      </text:list>
      <text:list xml:id="list141717347017684" text:continue-list="list141717454073760" text:style-name="WWNum3">
        <text:list-item>
          <text:p text:style-name="P2"><text:soft-page-break/>é unha etiqueta que define un elemento válido só para unha lista desordenada</text:p>
        </text:list-item>
        <text:list-item>
          <text:p text:style-name="P3">é unha etiqueta que define un elemento dunha lista</text:p>
        </text:list-item>
        <text:list-item>
          <text:p text:style-name="P2">é unha etiqueta que define un elemento válido só para unha lista ordenada</text:p>
        </text:list-item>
        <text:list-item>
          <text:p text:style-name="P2">é unha etiqueta que define unha cela dunha táboa</text:p>
        </text:list-item>
      </text:list>
      <text:list xml:id="list141717630929258" text:continue-list="list141717330477375" text:style-name="WWNum2">
        <text:list-item>
          <text:p text:style-name="P1"><text:s/>Cal é a etiqueta axeitada para definir unha lista desordenada?</text:p>
        </text:list-item>
      </text:list>
      <text:list xml:id="list141716750699991" text:continue-list="list141717347017684" text:style-name="WWNum3">
        <text:list-item>
          <text:p text:style-name="P2"><text:span text:style-name="Code"><text:s/>&lt;ol&gt;</text:span></text:p>
        </text:list-item>
        <text:list-item>
          <text:p text:style-name="P2"><text:span text:style-name="Code"><text:s/></text:span><text:span text:style-name="Code"><text:span text:style-name="T2">&lt;ul&gt;</text:span></text:span></text:p>
        </text:list-item>
        <text:list-item>
          <text:p text:style-name="P2"><text:span text:style-name="Code"><text:s/>&lt;li&gt;</text:span></text:p>
        </text:list-item>
        <text:list-item>
          <text:p text:style-name="P2"><text:span text:style-name="Code"><text:s/>&lt;al&gt;</text:span></text:p>
        </text:list-item>
      </text:list>
      <text:list xml:id="list141716327001449" text:continue-list="list141717630929258" text:style-name="WWNum2">
        <text:list-item>
          <text:p text:style-name="P1">Indica o xeito correcto de inserir unha imaxe</text:p>
        </text:list-item>
      </text:list>
      <text:list xml:id="list141717019013155" text:continue-list="list141716750699991" text:style-name="WWNum3">
        <text:list-item>
          <text:p text:style-name="P2"><text:span text:style-name="Code">&lt;imagen src="/foto.jpg"&gt;</text:span></text:p>
        </text:list-item>
        <text:list-item>
          <text:p text:style-name="P2"><text:span text:style-name="Code"><text:span text:style-name="T2">&lt;img src="/foto.jpg"&gt;</text:span></text:span></text:p>
        </text:list-item>
        <text:list-item>
          <text:p text:style-name="P2"><text:span text:style-name="Code">&lt;img href="/foto.jpg"&gt; </text:span></text:p>
        </text:list-item>
        <text:list-item>
          <text:p text:style-name="P2"><text:span text:style-name="Code">&lt;img dir="/foto.jpg"&gt; </text:span></text:p>
        </text:list-item>
      </text:list>
      <text:list xml:id="list141716923424831" text:continue-list="list141716327001449" text:style-name="WWNum2">
        <text:list-item>
          <text:p text:style-name="P1">13. Que etiqueta define un salto de liña?</text:p>
        </text:list-item>
      </text:list>
      <text:list xml:id="list141717511500246" text:continue-list="list141717019013155" text:style-name="WWNum3">
        <text:list-item>
          <text:p text:style-name="P2"><text:span text:style-name="Code"><text:s/>&lt;p&gt;</text:span></text:p>
        </text:list-item>
        <text:list-item>
          <text:p text:style-name="P2"><text:span text:style-name="Code"><text:s/>&lt;break&gt;</text:span></text:p>
        </text:list-item>
        <text:list-item>
          <text:p text:style-name="P2"><text:span text:style-name="Code"><text:s/></text:span><text:span text:style-name="Code"><text:span text:style-name="T2">&lt;br/&gt;</text:span></text:span></text:p>
        </text:list-item>
        <text:list-item>
          <text:p text:style-name="P2"><text:span text:style-name="Code"><text:s/>&lt;em&gt;</text:span></text:p>
        </text:list-item>
      </text:list>
      <text:list xml:id="list141716578479706" text:continue-list="list141716923424831" text:style-name="WWNum2">
        <text:list-item>
          <text:p text:style-name="P1"><text:s/>Que etiqueta nos proporciona o título máis importante?</text:p>
        </text:list-item>
      </text:list>
      <text:list xml:id="list141717734522538" text:continue-list="list141717511500246" text:style-name="WWNum3">
        <text:list-item>
          <text:p text:style-name="P2"><text:span text:style-name="Code"><text:s/>&lt;h6&gt;</text:span></text:p>
        </text:list-item>
        <text:list-item>
          <text:p text:style-name="P2"><text:span text:style-name="Code"><text:s/>&lt;head&gt;</text:span></text:p>
        </text:list-item>
        <text:list-item>
          <text:p text:style-name="P2"><text:span text:style-name="Code"><text:s/>&lt;h3&gt;</text:span></text:p>
        </text:list-item>
        <text:list-item>
          <text:p text:style-name="P2"><text:span text:style-name="Code"><text:s/></text:span><text:span text:style-name="Code"><text:span text:style-name="T2">&lt;h1&gt;</text:span></text:span></text:p>
        </text:list-item>
      </text:list>
      <text:list xml:id="list141715964794431" text:continue-list="list141716578479706" text:style-name="WWNum2">
        <text:list-item>
          <text:p text:style-name="P1">Para que se emprega a etiqueta <text:span text:style-name="Code">&lt;p&gt;</text:span> en HTML?</text:p>
        </text:list-item>
      </text:list>
      <text:list xml:id="list141717820531470" text:continue-list="list141717734522538" text:style-name="WWNum3">
        <text:list-item>
          <text:p text:style-name="P2"><text:s/>Define un punto de destino para unha hiperligazón</text:p>
        </text:list-item>
        <text:list-item>
          <text:p text:style-name="P2"><text:s/>Insire un salto de liña</text:p>
        </text:list-item>
        <text:list-item>
          <text:p text:style-name="P3"><text:s/>Define un parágrafo</text:p>
        </text:list-item>
        <text:list-item>
          <text:p text:style-name="P2"><text:s/>Todas as respostas son válidas</text:p>
        </text:list-item>
      </text:list>
      <text:list xml:id="list141716657866572" text:continue-list="list141715964794431" text:style-name="WWNum2">
        <text:list-item>
          <text:p text:style-name="P1">Que etiqueta se emprega para definir que unha cela dunha táboa é de encabezamento?</text:p>
        </text:list-item>
      </text:list>
      <text:list xml:id="list141717729764372" text:continue-list="list141717820531470" text:style-name="WWNum3">
        <text:list-item>
          <text:p text:style-name="P2"><text:soft-page-break/><text:span text:style-name="Code">&lt;td&gt;</text:span></text:p>
        </text:list-item>
        <text:list-item>
          <text:p text:style-name="P2"><text:span text:style-name="Code">&lt;tr&gt;</text:span></text:p>
        </text:list-item>
        <text:list-item>
          <text:p text:style-name="P2"><text:span text:style-name="Code"><text:span text:style-name="T2">&lt;th&gt;</text:span></text:span></text:p>
        </text:list-item>
        <text:list-item>
          <text:p text:style-name="P2"><text:span text:style-name="Code">&lt;ol&gt;</text:span></text:p>
        </text:list-item>
      </text:list>
      <text:list xml:id="list141717605408516" text:continue-list="list141716657866572" text:style-name="WWNum2">
        <text:list-item>
          <text:p text:style-name="P1">Os atributos <text:span text:style-name="Code">rowspan</text:span> e <text:span text:style-name="Code">colspan</text:span> empréganse...</text:p>
        </text:list-item>
      </text:list>
      <text:list xml:id="list141716968850764" text:continue-list="list141717729764372" text:style-name="WWNum3">
        <text:list-item>
          <text:p text:style-name="P2">na etiqueta <text:span text:style-name="Code">&lt;tr&gt;</text:span></text:p>
        </text:list-item>
        <text:list-item>
          <text:p text:style-name="P2"><text:span text:style-name="T2">na etiqueta </text:span><text:span text:style-name="Code"><text:span text:style-name="T2">&lt;td&gt;</text:span></text:span></text:p>
        </text:list-item>
        <text:list-item>
          <text:p text:style-name="P2">na etiqueta <text:span text:style-name="Code">&lt;div&gt;</text:span></text:p>
        </text:list-item>
        <text:list-item>
          <text:p text:style-name="P2">na etiqueta <text:span text:style-name="Code">&lt;p&gt;</text:span></text:p>
        </text:list-item>
      </text:list>
      <text:list xml:id="list141717522085698" text:continue-list="list141717605408516" text:style-name="WWNum2">
        <text:list-item>
          <text:p text:style-name="P1"><text:s/>28. As etiquetas <text:span text:style-name="Code">&lt;ol&gt;</text:span> e <text:span text:style-name="Code">&lt;li&gt;</text:span> empréganse para crear:</text:p>
        </text:list-item>
      </text:list>
      <text:list xml:id="list141717192663283" text:continue-list="list141716968850764" text:style-name="WWNum3">
        <text:list-item>
          <text:p text:style-name="P2">unha táboa de datos</text:p>
        </text:list-item>
        <text:list-item>
          <text:p text:style-name="P3">unha lista non ordenada</text:p>
        </text:list-item>
        <text:list-item>
          <text:p text:style-name="P3">unha lista ordenada</text:p>
        </text:list-item>
        <text:list-item>
          <text:p text:style-name="P2">Todas as respostas son válidas</text:p>
        </text:list-item>
      </text:list>
      <text:list xml:id="list141717223386978" text:continue-list="list141717522085698" text:style-name="WWNum2">
        <text:list-item>
          <text:p text:style-name="P1">A onde se dirixe a seguinte ligazón? <text:span text:style-name="Code">&lt;a href="#indice"&gt;Índice&lt;/a&gt;</text:span></text:p>
        </text:list-item>
      </text:list>
      <text:list xml:id="list141717194820423" text:continue-list="list141717192663283" text:style-name="WWNum3">
        <text:list-item>
          <text:p text:style-name="P2"><text:s/>A outra páxina no mesmo sitio web</text:p>
        </text:list-item>
        <text:list-item>
          <text:p text:style-name="P2"><text:s/>A outra páxina noutro sitio web </text:p>
        </text:list-item>
        <text:list-item>
          <text:p text:style-name="P2"><text:s/><text:span text:style-name="T2">A unha parte na mesma páxina web </text:span></text:p>
        </text:list-item>
        <text:list-item>
          <text:p text:style-name="P2"><text:s/>As anteriores respostas non son correctas </text:p>
        </text:list-item>
      </text:list>
      <text:list xml:id="list141717937753102" text:continue-list="list141717223386978" text:style-name="WWNum2">
        <text:list-item>
          <text:p text:style-name="P1"><text:s/>En HTML, cal das seguintes afirmacións é certa?</text:p>
        </text:list-item>
      </text:list>
      <text:list xml:id="list141716901964319" text:continue-list="list141717194820423" text:style-name="WWNum3">
        <text:list-item>
          <text:p text:style-name="P2">A etiqueta <text:span text:style-name="Code">&lt;ol&gt;</text:span> debe ir aniñada dentro da etiqueta <text:span text:style-name="Code">&lt;li&gt;</text:span> </text:p>
        </text:list-item>
        <text:list-item>
          <text:p text:style-name="P2">A etiqueta <text:span text:style-name="Code">&lt;p&gt;</text:span> debe ir aniñada dentro da etiqueta <text:span text:style-name="Code">&lt;strong&gt;</text:span> </text:p>
        </text:list-item>
        <text:list-item>
          <text:p text:style-name="P2"><text:span text:style-name="T2">A etiqueta </text:span><text:span text:style-name="Code"><text:span text:style-name="T2">&lt;li&gt;</text:span></text:span><text:span text:style-name="T2"> debe ir aniñada dentro da etiqueta </text:span><text:span text:style-name="Code"><text:span text:style-name="T2">&lt;ul&gt;</text:span></text:span> </text:p>
        </text:list-item>
        <text:list-item>
          <text:p text:style-name="P2">A etiqueta <text:span text:style-name="Code">&lt;html xmlns=“http://www.w3.org/1999/xhtml”&gt;</text:span> debe ir aniñada dentro da etiqueta <text:span text:style-name="Code">&lt;body&gt;</text:span></text:p>
        </text:list-item>
      </text:list>
      <text:list xml:id="list141716940204369" text:continue-list="list141717937753102" text:style-name="WWNum2">
        <text:list-item>
          <text:p text:style-name="P1">Cal sería o código correcto para engadir o botón de envío nun formulario?</text:p>
        </text:list-item>
      </text:list>
      <text:list xml:id="list141716902733776" text:continue-list="list141716901964319" text:style-name="WWNum3">
        <text:list-item>
          <text:p text:style-name="P2"><text:span text:style-name="Code">&lt;submit&gt;Enviar&lt;/submit&gt;</text:span></text:p>
        </text:list-item>
        <text:list-item>
          <text:p text:style-name="P2"><text:span text:style-name="Code"><text:span text:style-name="T1">&lt;input type="button" submit="yes"&gt;Enviar&lt;/input&gt;</text:span></text:span></text:p>
        </text:list-item>
        <text:list-item>
          <text:p text:style-name="P2"><text:span text:style-name="Code">&lt;input type="submit"&gt;Enviar&lt;/Enviar&gt;</text:span></text:p>
        </text:list-item>
        <text:list-item>
          <text:p text:style-name="P3">Ningunha das anteriores respostas é correcta<text:bookmark text:name="_GoBack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right="0cm" fo:margin-top="0.106cm" fo:margin-bottom="0.106cm" style:contextual-spacing="false" fo:text-align="justify" style:justify-single-word="false" fo:orphans="0" fo:widows="0" fo:text-indent="0.501cm" style:auto-text-indent="false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de_20_cuerpo_20_Car" style:class="text">
      <style:paragraph-properties fo:margin-top="0.106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1" style:family="paragraph" loext:linked-style-name="p1_20_Car_20_Car" style:list-style-name="WWNum1">
      <style:paragraph-properties fo:margin-top="0.212cm" fo:margin-bottom="0.106cm" style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5" style:family="paragraph" style:next-style-name="tx1" loext:linked-style-name="n5_20_Car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name-asian="Times New Roman1" style:font-family-asian="'Times New Roman'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6" style:family="paragraph" style:next-style-name="tx1" loext:linked-style-name="n6_20_Car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weight-complex="bold"/>
    </style:style>
    <style:style style:name="cuest1" style:family="paragraph" style:parent-style-name="p1" style:next-style-name="Text_20_body" loext:linked-style-name="cuest1_20_Car_20_Car" style:list-style-name="WWNum2">
      <style:paragraph-properties fo:margin-top="0.423cm" fo:margin-bottom="0.318cm" style:contextual-spacing="false" fo:orphans="0" fo:widows="0" fo:padding-left="0cm" fo:padding-right="0cm" fo:padding-top="0cm" fo:padding-bottom="0.035cm" fo:border-left="none" fo:border-right="none" fo:border-top="none" fo:border-bottom="0.51pt solid #667dd1"/>
      <style:text-properties fo:color="#000080" loext:opacity="100%" style:font-name="Helvetica" fo:font-family="Helvetica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cuest2" style:family="paragraph" loext:linked-style-name="cuest2_20_Car_20_Car" style:list-style-name="WWNum3">
      <style:paragraph-properties fo:margin-top="0.212cm" fo:margin-bottom="0.212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uest3" style:family="paragraph" style:parent-style-name="Text_20_body" style:list-style-name="WWNum6">
      <style:paragraph-properties fo:margin-top="0.212cm" fo:margin-bottom="0.247cm" style:contextual-spacing="false">
        <style:tab-stops/>
      </style:paragraph-properties>
    </style:style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1_20_Car_20_Car" style:display-name="p1 Car Car" style:family="text" loext:linked-style-name="p1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5_20_Car" style:display-name="n5 Car" style:family="text" loext:linked-style-name="n5">
      <style:text-properties fo:color="#3342b5" loext:opacity="100%" style:font-name="Arial" fo:font-family="Arial" style:font-family-generic="roman" style:font-pitch="variable" fo:font-size="11pt" fo:language="gl" fo:country="ES" fo:font-weight="bold" style:font-name-asian="Times New Roman1" style:font-family-asian="'Times New Roman'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6_20_Car" style:display-name="n6 Car" style:family="text" loext:linked-style-name="n6">
      <style:text-properties fo:color="#3342b5" loext:opacity="100%" style:font-name="Arial" fo:font-family="Arial" style:font-family-generic="roman" style:font-pitch="variable" fo:font-size="11pt" fo:language="gl" fo:country="ES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weight-complex="bold"/>
    </style:style>
    <style:style style:name="cuest1_20_Car_20_Car" style:display-name="cuest1 Car Car" style:family="text" loext:linked-style-name="cuest1">
      <style:text-properties fo:color="#000080" loext:opacity="100%" style:font-name="Helvetica" fo:font-family="Helvetica" style:font-family-generic="roman" style:font-pitch="variable" fo:font-size="10pt" fo:language="gl" fo:country="ES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cuest2_20_Car_20_Car" style:display-name="cuest2 Car Car" style:family="text" loext:linked-style-name="cuest2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de" style:family="text">
      <style:text-properties style:font-name="Courier New1" fo:font-family="'Courier New'" style:font-family-generic="roman" style:font-pitch="variable" fo:font-size="10pt" fo:language="es" fo:country="ES" style:font-size-asian="10pt"/>
    </style:style>
    <style:style style:name="Texto_20_de_20_cuerpo_20_Car" style:display-name="Texto de cuerpo Car" style:family="text" style:parent-style-name="Default_20_Paragraph_20_Font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667dd1" loext:opacity="100%"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667dd1" loext:opacity="100%" style:font-name="Arial Narrow" fo:font-family="'Arial Narrow'" style:font-family-generic="roman" style:font-pitch="variable" fo:font-size="14pt" fo:font-style="normal" fo:font-weight="bold" style:font-size-asian="14pt" style:font-style-asian="normal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1cm" fo:text-indent="-0.318cm" fo:margin-left="5.4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2cm" fo:text-indent="-0.318cm" fo:margin-left="9.2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3cm" fo:text-indent="-0.318cm" fo:margin-left="13.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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" style:num-suffix="" text:bullet-char="">
        <style:list-level-properties text:list-level-position-and-space-mode="label-alignment">
          <style:list-level-label-alignment text:label-followed-by="listtab" text:list-tab-stop-position="6.251cm" fo:text-indent="-0.499cm" fo:margin-left="6.251cm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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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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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 Otero Álvarez</meta:initial-creator>
    <meta:editing-cycles>2</meta:editing-cycles>
    <meta:print-date>2020-05-07T10:55:00</meta:print-date>
    <meta:creation-date>2020-05-07T10:46:00</meta:creation-date>
    <dc:date>2023-09-27T12:10:00.332704170</dc:date>
    <meta:editing-duration>PT17M3S</meta:editing-duration>
    <meta:generator>LibreOffice/7.3.7.2$Linux_X86_64 LibreOffice_project/30$Build-2</meta:generator>
    <meta:document-statistic meta:table-count="0" meta:image-count="0" meta:object-count="0" meta:page-count="3" meta:paragraph-count="86" meta:word-count="544" meta:character-count="3003" meta:non-whitespace-character-count="2584"/>
    <meta:user-defined meta:name="AppVersion">14.0000</meta:user-defined>
    <meta:template xlink:type="simple" xlink:actuate="onRequest" xlink:title="Normal.dotm" xlink:href=""/>
  </office:meta>
</office:document-meta>
</file>